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4aab" officeooo:paragraph-rsid="00064aab"/>
    </style:style>
    <style:style style:name="P2" style:family="paragraph" style:parent-style-name="Standard">
      <style:text-properties officeooo:rsid="0009460e" officeooo:paragraph-rsid="0009460e"/>
    </style:style>
    <style:style style:name="P3" style:family="paragraph" style:parent-style-name="Standard">
      <style:text-properties officeooo:rsid="000aff3b" officeooo:paragraph-rsid="000aff3b"/>
    </style:style>
    <style:style style:name="P4" style:family="paragraph" style:parent-style-name="Standard">
      <style:text-properties officeooo:rsid="000c06fd" officeooo:paragraph-rsid="000c06fd"/>
    </style:style>
    <style:style style:name="P5" style:family="paragraph" style:parent-style-name="Standard">
      <style:text-properties officeooo:rsid="000e8d62" officeooo:paragraph-rsid="000e8d62"/>
    </style:style>
    <style:style style:name="P6" style:family="paragraph" style:parent-style-name="Standard">
      <style:text-properties officeooo:rsid="0010247c" officeooo:paragraph-rsid="0010247c"/>
    </style:style>
    <style:style style:name="P7" style:family="paragraph" style:parent-style-name="Standard">
      <style:text-properties officeooo:rsid="00106007" officeooo:paragraph-rsid="00106007"/>
    </style:style>
    <style:style style:name="P8" style:family="paragraph" style:parent-style-name="Standard">
      <style:text-properties officeooo:rsid="0012e3bd" officeooo:paragraph-rsid="0012e3bd"/>
    </style:style>
    <style:style style:name="P9" style:family="paragraph" style:parent-style-name="Standard">
      <style:text-properties officeooo:rsid="0013487c" officeooo:paragraph-rsid="0013487c"/>
    </style:style>
    <style:style style:name="P10" style:family="paragraph" style:parent-style-name="Standard">
      <style:text-properties officeooo:rsid="001381da" officeooo:paragraph-rsid="001381da"/>
    </style:style>
    <style:style style:name="P11" style:family="paragraph" style:parent-style-name="Standard">
      <style:text-properties officeooo:rsid="0014fdff" officeooo:paragraph-rsid="0014fdff"/>
    </style:style>
    <style:style style:name="P12" style:family="paragraph" style:parent-style-name="Standard">
      <style:text-properties officeooo:rsid="0015db3e" officeooo:paragraph-rsid="0015db3e"/>
    </style:style>
    <style:style style:name="P13" style:family="paragraph" style:parent-style-name="Standard">
      <style:text-properties officeooo:rsid="001650ff" officeooo:paragraph-rsid="001650ff"/>
    </style:style>
    <style:style style:name="P14" style:family="paragraph" style:parent-style-name="Standard">
      <style:text-properties officeooo:rsid="0017e6b1" officeooo:paragraph-rsid="0017e6b1"/>
    </style:style>
    <style:style style:name="P15" style:family="paragraph" style:parent-style-name="Standard">
      <style:text-properties officeooo:rsid="00194374" officeooo:paragraph-rsid="00194374"/>
    </style:style>
    <style:style style:name="P16" style:family="paragraph" style:parent-style-name="Standard">
      <style:text-properties officeooo:rsid="001bf0f1" officeooo:paragraph-rsid="001bf0f1"/>
    </style:style>
    <style:style style:name="P17" style:family="paragraph" style:parent-style-name="Standard">
      <style:text-properties officeooo:rsid="001dc981" officeooo:paragraph-rsid="001dc981"/>
    </style:style>
    <style:style style:name="P18" style:family="paragraph" style:parent-style-name="Standard">
      <style:text-properties officeooo:rsid="001df36a" officeooo:paragraph-rsid="001df36a"/>
    </style:style>
    <style:style style:name="P19" style:family="paragraph" style:parent-style-name="Standard">
      <style:text-properties officeooo:rsid="001f2b54" officeooo:paragraph-rsid="001f2b54"/>
    </style:style>
    <style:style style:name="P20" style:family="paragraph" style:parent-style-name="Standard">
      <style:text-properties officeooo:rsid="001fbf2a" officeooo:paragraph-rsid="001fbf2a"/>
    </style:style>
    <style:style style:name="P21" style:family="paragraph" style:parent-style-name="Standard">
      <style:text-properties officeooo:rsid="0021fc8a" officeooo:paragraph-rsid="0021fc8a"/>
    </style:style>
    <style:style style:name="P22" style:family="paragraph" style:parent-style-name="Standard">
      <style:text-properties officeooo:rsid="0022a16e" officeooo:paragraph-rsid="0022a16e"/>
    </style:style>
    <style:style style:name="P23" style:family="paragraph" style:parent-style-name="Standard">
      <style:text-properties officeooo:rsid="0023a4a9" officeooo:paragraph-rsid="0023a4a9"/>
    </style:style>
    <style:style style:name="P24" style:family="paragraph" style:parent-style-name="Standard">
      <style:text-properties officeooo:rsid="0023e00f" officeooo:paragraph-rsid="0023e00f"/>
    </style:style>
    <style:style style:name="P25" style:family="paragraph" style:parent-style-name="Standard">
      <style:text-properties officeooo:rsid="00255a42" officeooo:paragraph-rsid="00255a42"/>
    </style:style>
    <style:style style:name="P26" style:family="paragraph" style:parent-style-name="Standard">
      <style:text-properties officeooo:rsid="00255a42" officeooo:paragraph-rsid="00255a42"/>
    </style:style>
    <style:style style:name="P27" style:family="paragraph" style:parent-style-name="Standard">
      <style:text-properties officeooo:rsid="00291adb" officeooo:paragraph-rsid="00291adb"/>
    </style:style>
    <style:style style:name="P28" style:family="paragraph" style:parent-style-name="Standard">
      <style:text-properties officeooo:rsid="0029d4ee" officeooo:paragraph-rsid="0029d4ee"/>
    </style:style>
    <style:style style:name="P29" style:family="paragraph" style:parent-style-name="Standard">
      <style:text-properties officeooo:rsid="002a17b9" officeooo:paragraph-rsid="002a17b9"/>
    </style:style>
    <style:style style:name="T1" style:family="text">
      <style:text-properties officeooo:rsid="0029d4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 11 EXERCICIO 1:</text:p>
      <text:p text:style-name="P1"><text:a xlink:type="simple" xlink:href="https://go.dev/play/p/7o4X42L4HbD" text:style-name="Internet_20_link" text:visited-style-name="Visited_20_Internet_20_Link">https://go.dev/play/p/7o4X42L4HbD</text:a></text:p>
      <text:p text:style-name="P1"><text:tab/></text:p>
      <text:p text:style-name="P2">CAP 11 EXERCÍCIO 2:</text:p>
      <text:p text:style-name="P2"><text:a xlink:type="simple" xlink:href="https://go.dev/play/p/kNWbU9ZBEPn" text:style-name="Internet_20_link" text:visited-style-name="Visited_20_Internet_20_Link">https://go.dev/play/p/kNWbU9ZBEPn</text:a></text:p>
      <text:p text:style-name="P2"><text:tab/></text:p>
      <text:p text:style-name="P3">CAP 11 EXERCÍCIO 3:</text:p>
      <text:p text:style-name="P3"><text:a xlink:type="simple" xlink:href="https://go.dev/play/p/npluPFmaAmR" text:style-name="Internet_20_link" text:visited-style-name="Visited_20_Internet_20_Link">https://go.dev/play/p/npluPFmaAmR</text:a></text:p>
      <text:p text:style-name="P3"><text:tab/></text:p>
      <text:p text:style-name="P4">CAP 11 EXERCÍCIO 4:</text:p>
      <text:p text:style-name="P4"><text:a xlink:type="simple" xlink:href="https://go.dev/play/p/Ltk7TmQ1yzM" text:style-name="Internet_20_link" text:visited-style-name="Visited_20_Internet_20_Link">https://go.dev/play/p/Ltk7TmQ1yzM</text:a></text:p>
      <text:p text:style-name="P4"/>
      <text:p text:style-name="P5">CAP 13 EXERCÍCIO 1:</text:p>
      <text:p text:style-name="P5"><text:a xlink:type="simple" xlink:href="https://go.dev/play/p/_MDA1x1UCN9" text:style-name="Internet_20_link" text:visited-style-name="Visited_20_Internet_20_Link">https://go.dev/play/p/_MDA1x1UCN9</text:a></text:p>
      <text:p text:style-name="P5"/>
      <text:p text:style-name="P5">CAP 13 EXERCÍCIO 2:</text:p>
      <text:p text:style-name="P5"><text:a xlink:type="simple" xlink:href="https://go.dev/play/p/Z0bemvEvpqf" text:style-name="Internet_20_link" text:visited-style-name="Visited_20_Internet_20_Link">https://go.dev/play/p/Z0bemvEvpqf</text:a></text:p>
      <text:p text:style-name="P5"/>
      <text:p text:style-name="P6">CAP 13 EXERCÍCIO 3:</text:p>
      <text:p text:style-name="P6"><text:a xlink:type="simple" xlink:href="https://go.dev/play/p/pgYktEQWloY" text:style-name="Internet_20_link" text:visited-style-name="Visited_20_Internet_20_Link">https://go.dev/play/p/pgYktEQWloY</text:a></text:p>
      <text:p text:style-name="P6"/>
      <text:p text:style-name="P6">CAP 13 EXERCÍCIO 4:</text:p>
      <text:p text:style-name="P6"><text:a xlink:type="simple" xlink:href="https://go.dev/play/p/KWN9FS3URnI" text:style-name="Internet_20_link" text:visited-style-name="Visited_20_Internet_20_Link">https://go.dev/play/p/KWN9FS3URnI</text:a></text:p>
      <text:p text:style-name="P6"/>
      <text:p text:style-name="P7">CAP 13 EXERCÍCIO 5:</text:p>
      <text:p text:style-name="P7"><text:a xlink:type="simple" xlink:href="https://go.dev/play/p/-g5PS6oMdch?v=gotip" text:style-name="Internet_20_link" text:visited-style-name="Visited_20_Internet_20_Link">https://go.dev/play/p/-g5PS6oMdch?v=gotip</text:a></text:p>
      <text:p text:style-name="P7"/>
      <text:p text:style-name="P8">CAP 13 EXERCÍCIO 6:</text:p>
      <text:p text:style-name="P8"><text:a xlink:type="simple" xlink:href="https://go.dev/play/p/eSqUoe_R0PX?v=gotip" text:style-name="Internet_20_link" text:visited-style-name="Visited_20_Internet_20_Link">https://go.dev/play/p/eSqUoe_R0PX?v=gotip</text:a></text:p>
      <text:p text:style-name="P8"/>
      <text:p text:style-name="P8">CAP 13 EXERCÍCIO 7:</text:p>
      <text:p text:style-name="P8"><text:a xlink:type="simple" xlink:href="https://go.dev/play/p/tTdLb8XiwLW?v=gotip" text:style-name="Internet_20_link" text:visited-style-name="Visited_20_Internet_20_Link">https://go.dev/play/p/tTdLb8XiwLW?v=gotip</text:a></text:p>
      <text:p text:style-name="P8"/>
      <text:p text:style-name="P9">CAP 13 EXERCÍCIO 8:</text:p>
      <text:p text:style-name="P9"><text:a xlink:type="simple" xlink:href="https://go.dev/play/p/8ATWDrChZsy?v=gotip" text:style-name="Internet_20_link" text:visited-style-name="Visited_20_Internet_20_Link">https://go.dev/play/p/8ATWDrChZsy?v=gotip</text:a></text:p>
      <text:p text:style-name="P9"/>
      <text:p text:style-name="P10">CAP 13 EXERCÍCIO 9:</text:p>
      <text:p text:style-name="P10"><text:a xlink:type="simple" xlink:href="https://go.dev/play/p/0PFauK-eZLk?v=gotip" text:style-name="Internet_20_link" text:visited-style-name="Visited_20_Internet_20_Link">https://go.dev/play/p/0PFauK-eZLk?v=gotip</text:a></text:p>
      <text:p text:style-name="P10"/>
      <text:p text:style-name="P11">CAP 13 EXERCÍCIO 10:</text:p>
      <text:p text:style-name="P11"><text:a xlink:type="simple" xlink:href="https://go.dev/play/p/TGuMatZjMAQ?v=gotip" text:style-name="Internet_20_link" text:visited-style-name="Visited_20_Internet_20_Link">https://go.dev/play/p/TGuMatZjMAQ?v=gotip</text:a></text:p>
      <text:p text:style-name="P11"/>
      <text:p text:style-name="P12">CAP 13 EXERCÍCIO 11:</text:p>
      <text:p text:style-name="P13">VIDEO do YOUTUBE -</text:p>
      <text:p text:style-name="P13"/>
      <text:p text:style-name="P14">CAP 15 EXERCÍCIO 1:</text:p>
      <text:p text:style-name="P14"><text:a xlink:type="simple" xlink:href="https://go.dev/play/p/ljD_qK3Jt4h?v=gotip" text:style-name="Internet_20_link" text:visited-style-name="Visited_20_Internet_20_Link">https://go.dev/play/p/ljD_qK3Jt4h?v=gotip</text:a></text:p>
      <text:p text:style-name="P14"/>
      <text:p text:style-name="P14">CAP 15 EXERCÍCIO 2:</text:p>
      <text:p text:style-name="P14"><text:a xlink:type="simple" xlink:href="https://go.dev/play/p/jsQ8_Xssikr?v=gotip" text:style-name="Internet_20_link" text:visited-style-name="Visited_20_Internet_20_Link">https://go.dev/play/p/jsQ8_Xssikr?v=gotip</text:a></text:p>
      <text:p text:style-name="P14"/>
      <text:p text:style-name="P14"/>
      <text:p text:style-name="P15"><text:soft-page-break/>CAP 17 EXERCÍCIO 1:</text:p>
      <text:p text:style-name="P15"><text:a xlink:type="simple" xlink:href="https://go.dev/play/p/1ZKAmOLqlQN?v=gotip" text:style-name="Internet_20_link" text:visited-style-name="Visited_20_Internet_20_Link">https://go.dev/play/p/1ZKAmOLqlQN?v=gotip</text:a></text:p>
      <text:p text:style-name="P15"/>
      <text:p text:style-name="P16">CAP 17 EXERCÍCIO 2:</text:p>
      <text:p text:style-name="P16"><text:a xlink:type="simple" xlink:href="https://go.dev/play/p/pj0ozgzoQ_E" text:style-name="Internet_20_link" text:visited-style-name="Visited_20_Internet_20_Link">https://go.dev/play/p/pj0ozgzoQ_E</text:a></text:p>
      <text:p text:style-name="P16"/>
      <text:p text:style-name="P17">CAP 17 EXERCÍCIO 3:</text:p>
      <text:p text:style-name="P17"><text:a xlink:type="simple" xlink:href="https://go.dev/play/p/jCyBm-M7DZX" text:style-name="Internet_20_link" text:visited-style-name="Visited_20_Internet_20_Link">https://go.dev/play/p/jCyBm-M7DZX</text:a></text:p>
      <text:p text:style-name="P17"/>
      <text:p text:style-name="P18">CAP 17 EXERCÍCIO 4:</text:p>
      <text:p text:style-name="P18"><text:a xlink:type="simple" xlink:href="https://go.dev/play/p/Ig3g-RPkLtp" text:style-name="Internet_20_link" text:visited-style-name="Visited_20_Internet_20_Link">https://go.dev/play/p/Ig3g-RPkLtp</text:a></text:p>
      <text:p text:style-name="P18"/>
      <text:p text:style-name="P19">CAP 17 EXERCÍCIO 5:</text:p>
      <text:p text:style-name="P20">SOLUÇÃO PRONTA (NÃO FIZ): <text:a xlink:type="simple" xlink:href="https://go.dev/play/p/uQozpMHsAoA" text:style-name="Internet_20_link" text:visited-style-name="Visited_20_Internet_20_Link">https://go.dev/play/p/uQozpMHsAoA</text:a></text:p>
      <text:p text:style-name="P20"/>
      <text:p text:style-name="P21">CAP 22 EXERCÍCIO 3:</text:p>
      <text:p text:style-name="P21"><text:a xlink:type="simple" xlink:href="https://go.dev/play/p/yPbeShMreIz" text:style-name="Internet_20_link" text:visited-style-name="Visited_20_Internet_20_Link">https://go.dev/play/p/yPbeShMreIz</text:a></text:p>
      <text:p text:style-name="P21"/>
      <text:p text:style-name="P22">CAP 22 EXERCÍCIO 4:</text:p>
      <text:p text:style-name="P22"><text:a xlink:type="simple" xlink:href="https://go.dev/play/p/kiC20nYrA06" text:style-name="Internet_20_link" text:visited-style-name="Visited_20_Internet_20_Link">https://go.dev/play/p/kiC20nYrA06</text:a></text:p>
      <text:p text:style-name="P22"/>
      <text:p text:style-name="P23">CAP 22 EXERCÍCIO 5:</text:p>
      <text:p text:style-name="P20"><text:a xlink:type="simple" xlink:href="https://go.dev/play/p/ckF6W1kF5mv" text:style-name="Internet_20_link" text:visited-style-name="Visited_20_Internet_20_Link">https://go.dev/play/p/ckF6W1kF5mv</text:a></text:p>
      <text:p text:style-name="P20"/>
      <text:p text:style-name="P24">CAP 22 EXERCÍCIO 6:</text:p>
      <text:p text:style-name="P24"><text:a xlink:type="simple" xlink:href="https://go.dev/play/p/7wFe5qxvvJs" text:style-name="Internet_20_link" text:visited-style-name="Visited_20_Internet_20_Link">https://go.dev/play/p/7wFe5qxvvJs</text:a></text:p>
      <text:p text:style-name="P24"/>
      <text:p text:style-name="P25">CAP 22 EXERCÍCIO 7:</text:p>
      <text:p text:style-name="P25"><text:a xlink:type="simple" xlink:href="https://go.dev/play/p/m0-2mQ9qkIV" text:style-name="Internet_20_link" text:visited-style-name="Visited_20_Internet_20_Link">https://go.dev/play/p/m0-2mQ9qkIV</text:a><text:tab/></text:p>
      <text:p text:style-name="P25"/>
      <text:p text:style-name="P27">CAP 24 EXERCÍCIO 1:</text:p>
      <text:p text:style-name="P27"><text:a xlink:type="simple" xlink:href="https://go.dev/play/p/BMKFZ5TzyQQ" text:style-name="Internet_20_link" text:visited-style-name="Visited_20_Internet_20_Link">https://go.dev/play/p/BMKFZ5TzyQQ</text:a></text:p>
      <text:p text:style-name="P27"/>
      <text:p text:style-name="P27">CAP 24 EXERCÍCIO 2:</text:p>
      <text:p text:style-name="P27"><text:a xlink:type="simple" xlink:href="https://go.dev/play/p/U1yz0Jw8iXg" text:style-name="Internet_20_link" text:visited-style-name="Visited_20_Internet_20_Link">https://go.dev/play/p/U1yz0Jw8iXg</text:a> <text:span text:style-name="T1">(copiei a resposta)</text:span></text:p>
      <text:p text:style-name="P27"/>
      <text:p text:style-name="P28">CAP 24 EXERCÍCIO 3:</text:p>
      <text:p text:style-name="P28"><text:a xlink:type="simple" xlink:href="https://go.dev/play/p/iUqWOEX3R79" text:style-name="Internet_20_link" text:visited-style-name="Visited_20_Internet_20_Link">https://go.dev/play/p/iUqWOEX3R79</text:a></text:p>
      <text:p text:style-name="P28"/>
      <text:p text:style-name="P29">CAP 24 EXERCÍCIO 4:</text:p>
      <text:p text:style-name="P29"/>
      <text:p text:style-name="P27"/>
      <text:p text:style-name="P4"><text:tab/><text:tab/></text:p>
      <text:p text:style-name="P1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3T10:41:55.137000000</meta:creation-date>
    <meta:generator>LibreOffice/7.1.3.2$Windows_X86_64 LibreOffice_project/47f78053abe362b9384784d31a6e56f8511eb1c1</meta:generator>
    <dc:date>2022-12-24T18:53:24.089000000</dc:date>
    <meta:editing-duration>PT22H25M29S</meta:editing-duration>
    <meta:editing-cycles>12</meta:editing-cycles>
    <meta:document-statistic meta:table-count="0" meta:image-count="0" meta:object-count="0" meta:page-count="2" meta:paragraph-count="66" meta:word-count="164" meta:character-count="1691" meta:non-whitespace-character-count="1581"/>
  </office:meta>
</office:document-meta>
</file>